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73.1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PI 1.0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2" table:number-columns-repeated="25" table:default-cell-style-name="ce5"/>
        <table:table-column table:style-name="co2" table:number-columns-repeated="998" table:default-cell-style-name="Default"/>
        <table:table-row table:style-name="ro1">
          <table:table-cell table:style-name="ce4" office:value-type="date" office:date-value="2016-12-01" calcext:value-type="date">
            <text:p>01/12/16</text:p>
          </table:table-cell>
          <table:table-cell office:value-type="string" calcext:value-type="string">
            <text:p><text:a xlink:href="http://iq.intel.com.br/tim-berners-lee-quer-voce-na-luta-pela-web-descentralizada/?utm_campaign=Always-On-Q4&amp;utm_source=Worldsense&amp;utm_medium=CPC&amp;utm_term=Social&amp;utm_content=mgb-Brazil_Always-On-Q4_Worldsense_Native_Upper_Brand_IQ__Web_CPC" xlink:type="simple">Descentralização da Web</text:a></text:p>
          </table:table-cell>
          <table:table-cell office:value-type="string" calcext:value-type="string">
            <text:p><text:a xlink:href="http://www.decentralizedweb.net/" xlink:type="simple">Decentralizedweb.net</text:a></text:p>
          </table:table-cell>
          <table:table-cell office:value-type="string" calcext:value-type="string">
            <text:p><text:a xlink:href="https://github.com/ethereum/wiki/wiki/White-Paper" xlink:type="simple">Ethereum White paper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://chimera.labs.oreilly.com/books/1234000001813/pr02.html" xlink:type="simple">Aprenticeship Patterns</text:a>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www.unlimited.world/motherboard/new-currency-at-the-end-of-the-world" xlink:type="simple">The New Currency at the end of the world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3" calcext:value-type="date">
            <text:p>03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://pythonwise.blogspot.com.br/2011/09/on-importance-of-playing.html" xlink:type="simple">Feynman: On  Importance of Playing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4" calcext:value-type="date">
            <text:p>04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05" calcext:value-type="date">
            <text:p>05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Criada a guia “Lista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office:value-type="string" calcext:value-type="string">
            <text:p><text:a xlink:href="http://paulgraham.com/power.html" xlink:type="simple">Power of languages</text:a></text:p>
          </table:table-cell>
          <table:table-cell office:value-type="string" calcext:value-type="string">
            <text:p><text:a xlink:href="https://www.codecademy.com/learn/python" xlink:type="simple">Python Traning 9%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7" calcext:value-type="date">
            <text:p>07/12/16</text:p>
          </table:table-cell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08" calcext:value-type="date">
            <text:p>08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4%</text:a></text:p>
          </table:table-cell>
          <table:table-cell office:value-type="string" calcext:value-type="string">
            <text:p><text:a xlink:href="https://solidity.readthedocs.io/en/develop/" xlink:type="simple">Solidity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9" calcext:value-type="date">
            <text:p>09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9%</text:a></text:p>
          </table:table-cell>
          <table:table-cell office:value-type="string" calcext:value-type="string">
            <text:p>Ruby overlook</text:p>
          </table:table-cell>
          <table:table-cell office:value-type="string" calcext:value-type="string">
            <text:p>reorganização da mesa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6-12-10" calcext:value-type="date">
            <text:p>10/12/16</text:p>
          </table:table-cell>
          <table:table-cell office:value-type="string" calcext:value-type="string">
            <text:p><text:a xlink:href="https://www.codecademy.com/learn/python" xlink:type="simple">Python Traning 23%</text:a></text:p>
          </table:table-cell>
          <table:table-cell office:value-type="string" calcext:value-type="string">
            <text:p>Criada a guia e tabela “program”</text:p>
          </table:table-cell>
          <table:table-cell office:value-type="string" calcext:value-type="string">
            <text:p>Gmails Organizado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11" calcext:value-type="date">
            <text:p>11/12/16</text:p>
          </table:table-cell>
          <table:table-cell office:value-type="string" calcext:value-type="string">
            <text:p><text:a xlink:href="https://www.codecademy.com/learn/python" xlink:type="simple">Python Traning 33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1-12" calcext:value-type="date">
            <text:p>12/11/16</text:p>
          </table:table-cell>
          <table:table-cell office:value-type="string" calcext:value-type="string">
            <text:p><text:a xlink:href="https://www.codecademy.com/learn/python" xlink:type="simple">Python Traning 42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3" calcext:value-type="date">
            <text:p>13/12/16</text:p>
          </table:table-cell>
          <table:table-cell office:value-type="string" calcext:value-type="string">
            <text:p><text:a xlink:href="https://www.codecademy.com/learn/python" xlink:type="simple">Python Traning 47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4" calcext:value-type="date">
            <text:p>14/12/16</text:p>
          </table:table-cell>
          <table:table-cell office:value-type="string" calcext:value-type="string">
            <text:p><text:a xlink:href="https://www.codecademy.com/learn/python" xlink:type="simple">Python Traning 57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5" calcext:value-type="date">
            <text:p>15/12/16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Phyton training 61%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16" calcext:value-type="date">
            <text:p>16/12/16</text:p>
          </table:table-cell>
          <table:table-cell office:value-type="string" calcext:value-type="string">
            <text:p><text:a xlink:href="https://www.codecademy.com/learn/python" xlink:type="simple">Python Traning 66%</text:a></text:p>
          </table:table-cell>
          <table:table-cell office:value-type="string" calcext:value-type="string">
            <text:p>Index Grande Compilado – V1-1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17" calcext:value-type="date">
            <text:p>17/12/16</text:p>
          </table:table-cell>
          <table:table-cell office:value-type="string" calcext:value-type="string">
            <text:p><text:a xlink:href="https://www.codecademy.com/learn/python" xlink:type="simple">Python: Pratice Makes Perfect 2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8" calcext:value-type="date">
            <text:p>18/12/16</text:p>
          </table:table-cell>
          <table:table-cell office:value-type="string" calcext:value-type="string">
            <text:p><text:a xlink:href="https://www.codecademy.com/learn/python" xlink:type="simple">Python: Pratice Makes Perfect 26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9" calcext:value-type="date">
            <text:p>19/12/16</text:p>
          </table:table-cell>
          <table:table-cell office:value-type="string" calcext:value-type="string">
            <text:p><text:a xlink:href="https://www.codecademy.com/learn/python" xlink:type="simple">Python: Pratice Makes Perfect 4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2" calcext:value-type="date">
            <text:p>22/12/16</text:p>
          </table:table-cell>
          <table:table-cell office:value-type="string" calcext:value-type="string">
            <text:p><text:a xlink:href="https://www.codecademy.com/learn/python" xlink:type="simple">Python: Pratice Makes Perfect 6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3" calcext:value-type="date">
            <text:p>23/12/16</text:p>
          </table:table-cell>
          <table:table-cell office:value-type="string" calcext:value-type="string">
            <text:p><text:a xlink:href="https://www.codecademy.com/learn/python" xlink:type="simple">Python: Pratice Makes Perfect 100%</text:a></text:p>
          </table:table-cell>
          <table:table-cell office:value-type="string" calcext:value-type="string">
            <text:p><text:a xlink:href="https://www.codecademy.com/learn/python" xlink:type="simple">Python Traning 71%</text:a>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6" calcext:value-type="date">
            <text:p>26/12/16</text:p>
          </table:table-cell>
          <table:table-cell office:value-type="string" calcext:value-type="string">
            <text:p><text:a xlink:href="https://www.codecademy.com/learn/python" xlink:type="simple">Python Traning 8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7" calcext:value-type="date">
            <text:p>27/12/16</text:p>
          </table:table-cell>
          <table:table-cell office:value-type="string" calcext:value-type="string">
            <text:p><text:a xlink:href="https://www.codecademy.com/learn/python" xlink:type="simple">Python Traning 85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office:value-type="string" calcext:value-type="string">
            <text:p><text:a xlink:href="https://www.codecademy.com/learn/python" xlink:type="simple">Python Traning 9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9" calcext:value-type="date">
            <text:p>29/12/16</text:p>
          </table:table-cell>
          <table:table-cell office:value-type="string" calcext:value-type="string">
            <text:p><text:a xlink:href="https://www.codecademy.com/learn/python" xlink:type="simple">Python Traning 100%</text:a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34"/>
          <table:table-cell table:style-name="ce34" office:value-type="string" calcext:value-type="string">
            <text:p>Start Date</text:p>
          </table:table-cell>
          <table:table-cell table:style-name="ce34" office:value-type="string" calcext:value-type="string">
            <text:p>Last visit</text:p>
          </table:table-cell>
          <table:table-cell table:style-name="ce34" office:value-type="string" calcext:value-type="string">
            <text:p>Progress</text:p>
          </table:table-cell>
          <table:table-cell table:style-name="ce34" office:value-type="string" calcext:value-type="string">
            <text:p>Left</text:p>
          </table:table-cell>
          <table:table-cell table:style-name="ce34" office:value-type="string" calcext:value-type="string">
            <text:p>Left Avg</text:p>
          </table:table-cell>
          <table:table-cell table:style-name="ce30" table:number-columns-repeated="1016"/>
        </table:table-row>
        <table:table-row table:style-name="ro1">
          <table:table-cell table:style-name="ce7" office:value-type="string" calcext:value-type="string">
            <text:p>Python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.B2]*60" office:value-type="float" office:value="300" calcext:value-type="float">
            <text:p>300</text:p>
          </table:table-cell>
          <table:table-cell table:style-name="ce7" office:value-type="string" calcext:value-type="string">
            <text:p>----</text:p>
          </table:table-cell>
          <table:table-cell table:style-name="ce24" office:value-type="date" office:date-value="2016-12-29" calcext:value-type="date">
            <text:p>29/12/16</text:p>
          </table:table-cell>
          <table:table-cell table:style-name="ce25" office:value-type="percentage" office:value="1" calcext:value-type="percentage">
            <text:p>100,00%</text:p>
          </table:table-cell>
          <table:table-cell table:style-name="ce7" table:formula="of:=SUM(([.C2])-([.C2]*[.F2]))" office:value-type="float" office:value="0" calcext:value-type="float">
            <text:p>0</text:p>
          </table:table-cell>
          <table:table-cell table:style-name="ce7" table:formula="of:=SUM([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it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[.B3]*60" office:value-type="float" office:value="120" calcext:value-type="float">
            <text:p>1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25" calcext:value-type="percentage">
            <text:p>25,00%</text:p>
          </table:table-cell>
          <table:table-cell table:style-name="ce8" table:formula="of:=SUM(([.C3])-([.C3]*[.F3]))" office:value-type="float" office:value="90" calcext:value-type="float">
            <text:p>90</text:p>
          </table:table-cell>
          <table:table-cell table:style-name="ce8" table:formula="of:=SUM([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JavaScript</text:p>
          </table:table-cell>
          <table:table-cell table:style-name="ce11" office:value-type="float" office:value="10" calcext:value-type="float">
            <text:p>10</text:p>
          </table:table-cell>
          <table:table-cell table:style-name="ce15" table:formula="of:=[.B4]*60" office:value-type="float" office:value="600" calcext:value-type="float">
            <text:p>6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31" calcext:value-type="percentage">
            <text:p>31,00%</text:p>
          </table:table-cell>
          <table:table-cell table:style-name="ce8" table:formula="of:=SUM(([.C4])-([.C4]*[.F4]))" office:value-type="float" office:value="414" calcext:value-type="float">
            <text:p>414</text:p>
          </table:table-cell>
          <table:table-cell table:style-name="ce8" table:formula="of:=SUM([.G4]*4/60)" office:value-type="float" office:value="27.6" calcext:value-type="float">
            <text:p>27,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JavaScript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5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5])-([.C5]*[.F5]))" office:value-type="float" office:value="300" calcext:value-type="float">
            <text:p>300</text:p>
          </table:table-cell>
          <table:table-cell table:style-name="ce8" table:formula="of:=SUM([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6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27" calcext:value-type="percentage">
            <text:p>27,00%</text:p>
          </table:table-cell>
          <table:table-cell table:style-name="ce8" table:formula="of:=SUM(([.C6])-([.C6]*[.F6]))" office:value-type="float" office:value="175.2" calcext:value-type="float">
            <text:p>175,2</text:p>
          </table:table-cell>
          <table:table-cell table:style-name="ce8" table:formula="of:=SUM([.G6]*4/60)" office:value-type="float" office:value="11.68" calcext:value-type="float">
            <text:p>11,6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Java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7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8" table:formula="of:=SUM(([.C7])-([.C7]*[.F7]))" office:value-type="float" office:value="0" calcext:value-type="float">
            <text:p>0</text:p>
          </table:table-cell>
          <table:table-cell table:style-name="ce8" table:formula="of:=SUM([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eploy a Website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8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8])-([.C8]*[.F8]))" office:value-type="float" office:value="240" calcext:value-type="float">
            <text:p>240</text:p>
          </table:table-cell>
          <table:table-cell table:style-name="ce8" table:formula="of:=SUM([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QL: Table Transformation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9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9])-([.C9]*[.F9]))" office:value-type="float" office:value="300" calcext:value-type="float">
            <text:p>300</text:p>
          </table:table-cell>
          <table:table-cell table:style-name="ce8" table:formula="of:=SUM([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QL: Analyzing Bussines Metrics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[.B10]*60" office:value-type="float" office:value="120" calcext:value-type="float">
            <text:p>1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10])-([.C10]*[.F10]))" office:value-type="float" office:value="120" calcext:value-type="float">
            <text:p>120</text:p>
          </table:table-cell>
          <table:table-cell table:style-name="ce8" table:formula="of:=SUM([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Sass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.B11]*60" office:value-type="float" office:value="180" calcext:value-type="float">
            <text:p>18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11])-([.C11]*[.F11]))" office:value-type="float" office:value="180" calcext:value-type="float">
            <text:p>18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uby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[.B12]*60" office:value-type="float" office:value="540" calcext:value-type="float">
            <text:p>5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12])-([.C12]*[.F12]))" office:value-type="float" office:value="540" calcext:value-type="float">
            <text:p>540</text:p>
          </table:table-cell>
          <table:table-cell table:style-name="ce8" table:formula="of:=SUM([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Ruby on Rails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13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,00%</text:p>
          </table:table-cell>
          <table:table-cell table:style-name="ce8" table:formula="of:=SUM(([.C13])-([.C13]*[.F13]))" office:value-type="float" office:value="300" calcext:value-type="float">
            <text:p>300</text:p>
          </table:table-cell>
          <table:table-cell table:style-name="ce8" table:formula="of:=SUM([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ake a Website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14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8" table:formula="of:=SUM(([.C14])-([.C14]*[.F14]))" office:value-type="float" office:value="0" calcext:value-type="float">
            <text:p>0</text:p>
          </table:table-cell>
          <table:table-cell table:style-name="ce8" table:formula="of:=SUM([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TML &amp; CSS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[.B15]*60" office:value-type="float" office:value="420" calcext:value-type="float">
            <text:p>4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8" table:formula="of:=SUM(([.C15])-([.C15]*[.F15]))" office:value-type="float" office:value="0" calcext:value-type="float">
            <text:p>0</text:p>
          </table:table-cell>
          <table:table-cell table:style-name="ce8" table:formula="of:=SUM([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the Command Line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B16]*60" office:value-type="float" office:value="180" calcext:value-type="float">
            <text:p>180</text:p>
          </table:table-cell>
          <table:table-cell table:number-columns-repeated="2" table:style-name="ce20" office:value-type="string" calcext:value-type="string">
            <text:p>----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0" table:formula="of:=SUM(([.C16])-([.C16]*[.F16]))" office:value-type="float" office:value="0" calcext:value-type="float">
            <text:p>0</text:p>
          </table:table-cell>
          <table:table-cell table:style-name="ce20" table:formula="of:=SUM([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4" office:value-type="string" calcext:value-type="string">
            <text:p>Minutes</text:p>
          </table:table-cell>
          <table:table-cell table:style-name="ce34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Total Time</text:p>
          </table:table-cell>
          <table:table-cell table:style-name="ce13" table:formula="of:=[.C18]/60" office:value-type="float" office:value="72" calcext:value-type="float">
            <text:p>72</text:p>
          </table:table-cell>
          <table:table-cell table:style-name="ce17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27"/>
          <table:table-cell table:style-name="ce19"/>
          <table:table-cell table:number-columns-repeated="1017"/>
        </table:table-row>
        <table:table-row table:style-name="ro1">
          <table:table-cell table:style-name="ce34" office:value-type="string" calcext:value-type="string">
            <text:p>Total Time Ongoing/Done</text:p>
          </table:table-cell>
          <table:table-cell table:style-name="ce13" table:formula="of:=[.C19]/60" office:value-type="float" office:value="39" calcext:value-type="float">
            <text:p>39</text:p>
          </table:table-cell>
          <table:table-cell table:style-name="ce18" table:formula="of:=[.C2]+[.C3]+[.C4]+[.C6]+[.C7]+[.C14]+[.C15]+[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34" office:value-type="string" calcext:value-type="string">
            <text:p>Done</text:p>
          </table:table-cell>
          <table:table-cell table:style-name="ce13" table:formula="of:=[.C20]/60" office:value-type="float" office:value="27.68" calcext:value-type="float">
            <text:p>27,68</text:p>
          </table:table-cell>
          <table:table-cell table:style-name="ce18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60.8" calcext:value-type="float">
            <text:p>1660,8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34" office:value-type="string" calcext:value-type="string">
            <text:p>Ongoing Left</text:p>
          </table:table-cell>
          <table:table-cell table:style-name="ce13" table:formula="of:=[.C21]/60" office:value-type="float" office:value="11.32" calcext:value-type="float">
            <text:p>11,32</text:p>
          </table:table-cell>
          <table:table-cell table:style-name="ce18" table:formula="of:=[.C19]-[.C20]" office:value-type="float" office:value="679.2" calcext:value-type="float">
            <text:p>679,2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34" office:value-type="string" calcext:value-type="string">
            <text:p>Total Left</text:p>
          </table:table-cell>
          <table:table-cell table:style-name="ce13" table:formula="of:=[.C22]/60" office:value-type="float" office:value="44.32" calcext:value-type="float">
            <text:p>44,32</text:p>
          </table:table-cell>
          <table:table-cell table:style-name="ce18" table:formula="of:=[.C18]-[.C20]" office:value-type="float" office:value="2659.2" calcext:value-type="float">
            <text:p>2659,2</text:p>
          </table:table-cell>
          <table:table-cell table:style-name="ce22"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ce34" office:value-type="string" calcext:value-type="string">
            <text:p>Hours</text:p>
          </table:table-cell>
          <table:table-cell table:style-name="ce34" office:value-type="string" calcext:value-type="string">
            <text:p>Minutes</text:p>
          </table:table-cell>
          <table:table-cell table:style-name="ce2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2" table:number-rows-spanned="1">
            <text:p>Ongoing</text:p>
          </table:table-cell>
          <table:covered-table-cell table:style-name="ce31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office:value-type="string" calcext:value-type="string">
            <text:p>left</text:p>
          </table:table-cell>
          <table:table-cell table:style-name="ce17" office:value-type="string" calcext:value-type="string">
            <text:p>done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[.C22]/25" office:value-type="float" office:value="106.368" calcext:value-type="float">
            <text:p>106,368</text:p>
          </table:table-cell>
          <table:table-cell table:style-name="ce17" table:formula="of:=[.C20]/25" office:value-type="float" office:value="66.432" calcext:value-type="float">
            <text:p>66,432</text:p>
          </table:table-cell>
          <table:table-cell table:style-name="ce32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[.C22]/120" office:value-type="float" office:value="22.16" calcext:value-type="float">
            <text:p>22,16</text:p>
          </table:table-cell>
          <table:table-cell table:style-name="ce17" table:formula="of:=[.C20]/120" office:value-type="float" office:value="13.84" calcext:value-type="float">
            <text:p>13,84</text:p>
          </table:table-cell>
          <table:table-cell table:style-name="ce17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SUM([.C22]*4)" office:value-type="float" office:value="10636.8" calcext:value-type="float">
            <text:p>10636,8</text:p>
          </table:table-cell>
          <table:table-cell table:style-name="ce17" table:formula="of:=SUM([.C20]*4)" office:value-type="float" office:value="6643.2" calcext:value-type="float">
            <text:p>6643,2</text:p>
          </table:table-cell>
          <table:table-cell table:style-name="ce17" office:value-type="string" calcext:value-type="string">
            <text:p>average real time</text:p>
          </table:table-cell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SUM([.H31]/60)" office:value-type="float" office:value="177.28" calcext:value-type="float">
            <text:p>177,28</text:p>
          </table:table-cell>
          <table:table-cell table:style-name="ce17" table:formula="of:=SUM([.I31]/60)" office:value-type="float" office:value="110.72" calcext:value-type="float">
            <text:p>110,72</text:p>
          </table:table-cell>
          <table:table-cell table:style-name="ce17" office:value-type="string" calcext:value-type="string">
            <text:p>average real ti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utes</text:p>
          </table:table-cell>
          <table:table-cell table:style-name="ce3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31:29.03325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53:08.040874841</meta:creation-date>
    <dc:date>2017-09-08T12:31:47.527275140</dc:date>
    <meta:editing-duration>PT5H33M37S</meta:editing-duration>
    <meta:editing-cycles>97</meta:editing-cycles>
    <meta:generator>LibreOffice/5.3.1.2$Linux_X86_64 LibreOffice_project/30m0$Build-2</meta:generator>
    <meta:document-statistic meta:table-count="2" meta:cell-count="238" meta:object-count="0"/>
  </office:meta>
</office:document-meta>
</file>